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_Arbeitspakete</text:p>
      <text:p text:style-name="P1"/>
      <text:list xml:id="list463309406654614276" text:style-name="L1">
        <text:list-item>
          <text:p text:style-name="P2">Framework-Analyse 1.PW</text:p>
          <text:list>
            <text:list-item>
              <text:p text:style-name="P2">Lockstepsystem definieren</text:p>
            </text:list-item>
            <text:list-item>
              <text:p text:style-name="P2">Besonderheiten VR definieren</text:p>
            </text:list-item>
            <text:list-item>
              <text:p text:style-name="P2">Hardware mit ButtonEvents definieren</text:p>
            </text:list-item>
            <text:list-item>
              <text:p text:style-name="P2">Tests aktualisieren</text:p>
            </text:list-item>
          </text:list>
        </text:list-item>
        <text:list-item>
          <text:p text:style-name="P2">Aufstellung eigener Strukturen 2-3.PW</text:p>
          <text:list>
            <text:list-item>
              <text:p text:style-name="P2">Vordefinierung der Schichten des Frameworks</text:p>
            </text:list-item>
            <text:list-item>
              <text:p text:style-name="P2">Definierung benötigter Klassen</text:p>
            </text:list-item>
            <text:list-item>
              <text:p text:style-name="P2">Definierung der Interfaces</text:p>
            </text:list-item>
            <text:list-item>
              <text:p text:style-name="P2">UML-Diagramm erstellen</text:p>
            </text:list-item>
          </text:list>
        </text:list-item>
        <text:list-item>
          <text:p text:style-name="P2">Implementierung der Strukturen 4-5. PW</text:p>
          <text:list>
            <text:list-item>
              <text:p text:style-name="P2">Photon-Setup [MK9 ,MK 10]</text:p>
            </text:list-item>
            <text:list-item>
              <text:p text:style-name="P2">PlayerManagement[MK 12]</text:p>
            </text:list-item>
            <text:list-item>
              <text:p text:style-name="P2">Implementierung Positionsdaten [MK 5]</text:p>
            </text:list-item>
            <text:list-item>
              <text:p text:style-name="P2">Implementierung Button-Aktionen [MK 6, MK7, MK 8]</text:p>
            </text:list-item>
          </text:list>
          <text:p text:style-name="P3"><text:span text:style-name="T1">Bewertung</text:span></text:p>
          <text:list text:continue-numbering="true">
            <text:list-header>
              <text:p text:style-name="P2">Meilenstein 1 erreicht, sonst zurück zu 2</text:p>
            </text:list-header>
          </text:list>
        </text:list-item>
        <text:list-item>
          <text:p text:style-name="P2">Implementierung der Features 6-7 PW</text:p>
          <text:list>
            <text:list-item>
              <text:p text:style-name="P2">Aktionen bei Button-Events[MK 16]</text:p>
            </text:list-item>
            <text:list-item>
              <text:p text:style-name="P2">Nutzervisualisierung[MK 14, MK 15]</text:p>
            </text:list-item>
          </text:list>
        </text:list-item>
        <text:list-item>
          <text:p text:style-name="P2">Testen 8. PW</text:p>
          <text:list>
            <text:list-item>
              <text:p text:style-name="P2">Testdurchlauf mit 2 Nutzern</text:p>
            </text:list-item>
            <text:list-item>
              <text:p text:style-name="P2">Testdurchlauf mit 3 Nutzern</text:p>
            </text:list-item>
          </text:list>
          <text:p text:style-name="P2">Bewertung 8. PW</text:p>
          <text:list text:continue-numbering="true">
            <text:list-header>
              <text:p text:style-name="P2">Meilenstein 2 erreicht, sonst zurück zu 4</text:p>
            </text:list-header>
          </text:list>
        </text:list-item>
        <text:list-item>
          <text:p text:style-name="P2">Evaluation 9.PW</text:p>
          <text:list>
            <text:list-item>
              <text:p text:style-name="P2">Bewertung der Kommunikation</text:p>
            </text:list-item>
            <text:list-item>
              <text:p text:style-name="P2">eigene Architektur mit bestehenden Architekturen vergleichen</text:p>
            </text:list-item>
          </text:list>
        </text:list-item>
        <text:list-item>
          <text:p text:style-name="P2">Neuplanung der Wunschkriteri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16S</meta:editing-duration>
    <meta:editing-cycles>4</meta:editing-cycles>
    <meta:generator>OpenOffice/4.1.3$Win32 OpenOffice.org_project/413m1$Build-9783</meta:generator>
    <dc:date>2017-11-15T17:45:13.48</dc:date>
    <dc:creator>Tobias Gels</dc:creator>
    <meta:document-statistic meta:table-count="0" meta:image-count="0" meta:object-count="0" meta:page-count="1" meta:paragraph-count="30" meta:word-count="137" meta:character-count="1005"/>
    <meta:user-defined meta:name="Info 1"/>
    <meta:user-defined meta:name="Info 2"/>
    <meta:user-defined meta:name="Info 3"/>
    <meta:user-defined meta:name="Info 4"/>
  </office:meta>
</office:document-meta>
</file>